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2Pdf-L-0.0.1.oxt&#13;Update file created : Csl2Pdf-L.update.xml&#13;&#13;20.07.2022 13:14: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Csl2Pdf</text:file-name></text:p>
      <text:p text:style-name="Standard"><draw:rect text:anchor-type="paragraph" draw:z-index="6"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2470027798692354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02180408810026786" text:style-name="L2">
        <text:list-item>
          <text:p text:style-name="P48">Version 2.1.0 :</text:p>
        </text:list-item>
      </text:list>
      <text:list xml:id="list6768505672802876334"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31421365504084" text:continue-list="list202180408810026786" text:style-name="L2">
        <text:list-item>
          <text:p text:style-name="P48">Version 2.0.0 :</text:p>
        </text:list-item>
      </text:list>
      <text:list xml:id="list3685663210447590399"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31421470748471" text:continue-list="list131421365504084" text:style-name="L2">
        <text:list-item>
          <text:p text:style-name="P48">Version 1.5.3 :</text:p>
        </text:list-item>
      </text:list>
      <text:list xml:id="list6941231666756945417"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31420134442983" text:continue-list="list131421470748471"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61139410997996035"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2Pdf</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8"><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9" draw:style-name="gr2" draw:text-style-name="P85" svg:width="0.802cm" svg:height="0.451cm" svg:x="2.3cm" svg:y="0.199cm" draw:control="control1"/><draw:control text:anchor-type="paragraph" draw:z-index="10"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1" draw:style-name="gr2" draw:text-style-name="P85" svg:width="0.802cm" svg:height="0.451cm" svg:x="2.304cm" svg:y="0.199cm" draw:control="control3"/><draw:control text:anchor-type="paragraph" draw:z-index="12" draw:style-name="gr2" draw:text-style-name="P85" svg:width="9cm" svg:height="0.451cm" svg:x="3.6cm" svg:y="0.196cm" draw:control="control4"/>To version</text:p><text:p text:style-name="Frame_20_contents"/><text:p text:style-name="Frame_20_contents"/><text:p text:style-name="Frame_20_contents"><draw:control text:anchor-type="paragraph" draw:z-index="13" draw:style-name="gr2" draw:text-style-name="P86" svg:width="8.362cm" svg:height="0.689cm" svg:x="3.621cm" svg:y="0.252cm" draw:control="control5"/></text:p><text:p text:style-name="Frame_20_contents"/><text:p text:style-name="P34">Compilation results</text:p><text:p text:style-name="P34"><draw:control text:anchor-type="paragraph" draw:z-index="14"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5"><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6" draw:style-name="gr2" draw:text-style-name="P85" svg:width="0.802cm" svg:height="0.451cm" svg:x="2.33cm" svg:y="0.199cm" draw:control="control6"/><draw:control text:anchor-type="paragraph" draw:z-index="17"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8" draw:style-name="gr2" draw:text-style-name="P85" svg:width="0.802cm" svg:height="0.451cm" svg:x="2.33cm" svg:y="0.199cm" draw:control="control8"/><draw:control text:anchor-type="paragraph" draw:z-index="19" draw:style-name="gr2" draw:text-style-name="P85" svg:width="9cm" svg:height="0.451cm" svg:x="3.692cm" svg:y="0.199cm" draw:control="control9"/>To version</text:p><text:p text:style-name="Frame_20_contents"/><text:p text:style-name="Frame_20_contents"/><text:p text:style-name="Frame_20_contents"><draw:control text:anchor-type="paragraph" draw:z-index="20"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21"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2"><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3" draw:style-name="gr2" draw:text-style-name="P85" svg:width="0.802cm" svg:height="0.451cm" svg:x="2.33cm" svg:y="0.199cm" draw:control="control11"/><draw:control text:anchor-type="paragraph" draw:z-index="24"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5"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6"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71681986209127169"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200469390722687541"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458871173806733100"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98276917139877765"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81445288325461838"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4687890854981520187"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7"><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4"><draw:text-box fo:min-height="4.001cm"><text:p text:style-name="Frame_20_contents"><draw:frame draw:style-name="fr6"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85893217642530602"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178306750173051284"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47141078848111024" text:style-name="L15">
        <text:list-item>
          <text:p text:style-name="P61">Arg1 : <text:span text:style-name="InstructionMacro">String</text:span> : mandatory, type of control used for the button</text:p>
        </text:list-item>
      </text:list>
      <text:list xml:id="list4907265262766721868"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564575757192196084"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409131475429640554"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717394443361225508"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175024292388049728"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429564606613429911"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245111701245854633"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72269755663913426"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85584384112601186"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379801934773197597"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67382982110532804"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55144384483181927"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33764680952661071"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426061860103470482"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749157442343977772"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606146320837777759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18236241634320010"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Csl2Pdf</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397852826117908479"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61758350812976411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1630226369784396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4259449725812104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142077491309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132508663128356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0861522525830513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7295265911844881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1420593527242" text:continue-list="list661758350812976411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1421120537347" text:continue-list="list13142077491309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31421811759594" text:continue-list="list13142059352724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2Pdf</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31419831753597" text:continue-list="list13142181175959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31420891647674" text:continue-list="list27295265911844881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31421214762678" text:continue-list="list13142112053734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3141994992025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3142117726758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31419984062706" text:continue-list="list13141983175359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 <text:span text:style-name="hlp_5f_emph">button</text:span></text:p>
      <text:p text:style-name="hlp_5f_section"/>
      <text:p text:style-name="hlp_5f_paragraph">This dialog shows different ways of calling a help page:</text:p>
      <text:list xml:id="list131421552871507" text:continue-list="list28132508663128356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31419989409995" text:continue-list="list13141998406270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31421323710868"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3142178564688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31420177822056" text:continue-list="list13142089164767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31421506155581" text:continue-list="list13142117726758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31420972432202"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3142173639375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31420448427032" text:continue-list="list13142178564688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31421148501786" text:continue-list="list13142155287150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31420263070451" text:continue-list="list13142044842703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3142100961774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2Pdf</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2Pdf", "0.0.1")
	setExtensionDescription("en, ru")
	'setIcon("Images/Kinovar.png")
	
	setDisplayName("en", "Csl2Pdf")
	setDisplayName("ru", "Csl2Pdf")
	
	setPublisherName("en", "Csl2Pdf", "https://github.com/EliseyP/Csl2PdfOxt/")
	setPublisherName("ru", "Csl2Pdf", "https://github.com/EliseyP/Csl2PdfOxt/")
		
  	beginUpdateInformation("direct", "direct")
    	setUpdateSource("https://github.com/EliseyP/Csl2PdfOxt/raw/master/", "https://github.com/EliseyP/Csl2PdfOxt/raw/master/") ' one or more
  	endUpdateInformation
endDescription  


beginAnnexes 
  useLibrary("Basic", "Csl2Pdf/")
  'useLibrary("Python", "py/")
endAnnexes


beginAddonUI
'##################################################
  beginAddonMenu
    beginMenu
      beginTitles("Writer")
      	setTitle("Csl2Pdf", "en")
      	setTitle("Csl2Pdf", "ru")
      endTitles
      beginMenuItems    
	    beginCommand
	      beginTitles("Writer")
	        setTitle("Quick compile PDF via TeX", "en")
	        setTitle("Быстрая сборка PDF (через TeX)", "ru")
	      endTitles
	      setURL("Basic", "Csl2Pdf", "Main", "run_gui")
	      setImage("Images/Csl2Pdf")
	    endCommand
	   '--------------------------------
	   '--------------------------------
      endMenuItems
    endMenu  
  endAddonMenu
'##################################################

'###############################################&lt;?xml version="1.0" encoding="UTF-8"?&gt;
  beginOfficeToolbar  
    beginTbTitles("Writer") 
      	setTitle("Csl2Pdf bar", "en")
      	setTitle("Csl2Pdf", "ru")
    endTbTitles
    ' here begins the list of buttons
    '--------------------------------
    beginButton
      beginTitles("Writer")
        setTitle("Quick compile PDF via TeX", "en")
        setTitle("Быстрая сборка PDF (через TeX)", "ru")
      endTitles
      setURL("Basic", "Csl2Pdf", "Main", "run_gui") 
    endButton
	'--------------------------------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